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Joseph C. Levy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9 June 1870</text:p>
      <text:p text:style-name="P2">Month<text:tab/><text:tab/><text:tab/><text:tab/><text:tab/><text:tab/>June</text:p>
      <text:p text:style-name="P2">Year<text:tab/><text:tab/><text:tab/><text:tab/><text:tab/><text:tab/>187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/>
      <text:p text:style-name="P2">Joseph C. Levy Esqr/</text:p>
      <text:p text:style-name="P2"><text:tab/>Dear Sir/</text:p>
      <text:p text:style-name="P2"><text:span text:style-name="T1"><text:tab/><text:tab/>It did me good to read your/ letter, received yesterday (Sabbath). <text:s/>In this age/ of </text:span><text:span text:style-name="T2">enlightenment</text:span><text:span text:style-name="T3">, when to despise one's religion/ is to be in the fashion, I find that, thank heaven)/ all knees have not bent to Baal. <text:s/>You/ may suppose that what happened in the Emanuel's/ family, occasioned heart felt grief to me and others,/ who entertain a very high opinion of your father/ and mother-in law. <text:s/>I have not been idle in the/ matter, and could I be instrumental in bringing/ the erring one back to the fold, I would consider/ my act righteousness before the God of truth./ <text:s/>But I have strong misgivings about my ability/ to be of service. <text:s/>I will, however, watch for oportu-/-nities, and without informing my friends in Coates St/ of your communication, and earnest solicitude, I/ with consult with them, so by inter dranging[?] views/ we may, perhaps, form some practicable plan,/</text:span></text:p>
      <text:p text:style-name="P4"/>
      <text:p text:style-name="P4"><text:soft-page-break/>[Page 2]</text:p>
      <text:p text:style-name="P4">through which the wayward child may be saved/ from total destruction. <text:s/>As to Jonathan,/ it pains me to say, that I attach much blame/ to his conduct. <text:s/>He endeavours to justify himself,/ and he wrote to me on the subject; but I, who/ am a plain-spoken man, did not scruple to show/ the displeasure I felt at his apparent lukewarmness/ for the weal of his most unhappy sister./ <text:s/>His father and mother, need, at all events, all/ the sympathy and spiritual comfort I can, under/ Providence, afford, and I will not withhold them./ <text:s/>Sincerely wishing that yourself and dear wife may/ succeed in rearing your children in the ancestral/ faith, and rejoice at their success in life, I remain/</text:p>
      <text:p text:style-name="P4"><text:tab/>Yours very truly/</text:p>
      <text:p text:style-name="P4"><text:tab/><text:tab/>S. Morais/</text:p>
      <text:p text:style-name="P2"><text:span text:style-name="T3">June 19</text:span><text:span text:style-name="T4">th</text:span><text:span text:style-name="T3"> 1870/</text:span></text:p>
      <text:p text:style-name="P4"/>
      <text:p text:style-name="P2"><text:span text:style-name="T3"><text:tab/>546 Nth 5</text:span><text:span text:style-name="T4">th</text:span><text:span text:style-name="T3"> S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1T13:23:20</meta:creation-date>
    <dc:date>2011-12-13T12:05:41.64</dc:date>
    <dc:language>en-US</dc:language>
    <meta:editing-cycles>3</meta:editing-cycles>
    <meta:editing-duration>PT00H00M30S</meta:editing-duration>
    <dc:creator>Penn Libraries</dc:creator>
    <meta:document-statistic meta:table-count="0" meta:image-count="0" meta:object-count="0" meta:page-count="3" meta:paragraph-count="70" meta:word-count="463" meta:character-count="2947"/>
    <meta:user-defined meta:name="Info 1"/>
    <meta:user-defined meta:name="Info 2"/>
    <meta:user-defined meta:name="Info 3"/>
    <meta:user-defined meta:name="Info 4"/>
  </office:meta>
</office:document-meta>
</file>